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emperaturas" style:family="table">
      <style:table-properties style:width="3.221cm" table:align="center"/>
    </style:style>
    <style:style style:name="Temperaturas.A" style:family="table-column">
      <style:table-column-properties style:column-width="1.826cm"/>
    </style:style>
    <style:style style:name="Temperaturas.B" style:family="table-column">
      <style:table-column-properties style:column-width="1.395cm"/>
    </style:style>
    <style:style style:name="Temperaturas.A1" style:family="table-cell">
      <style:table-cell-properties fo:padding="0.097cm" fo:border="0.05pt solid #000000"/>
    </style:style>
    <style:style style:name="Temperaturas.A2" style:family="table-cell">
      <style:table-cell-properties fo:padding="0.097cm" fo:border-left="0.05pt solid #000000" fo:border-right="none" fo:border-top="none" fo:border-bottom="0.05pt solid #000000"/>
    </style:style>
    <style:style style:name="Temperatura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3.221cm" table:align="center"/>
    </style:style>
    <style:style style:name="Tabla1.A" style:family="table-column">
      <style:table-column-properties style:column-width="1.826cm"/>
    </style:style>
    <style:style style:name="Tabla1.B" style:family="table-column">
      <style:table-column-properties style:column-width="1.3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bcd7"/>
    </style:style>
    <style:style style:name="P2" style:family="paragraph" style:parent-style-name="Standard">
      <style:text-properties officeooo:rsid="0002bcd7" officeooo:paragraph-rsid="0002bcd7"/>
    </style:style>
    <style:style style:name="P3" style:family="paragraph" style:parent-style-name="Standard">
      <style:paragraph-properties fo:text-align="center" style:justify-single-word="false"/>
      <style:text-properties officeooo:rsid="0002bcd7" officeooo:paragraph-rsid="0002bcd7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2bcd7"/>
    </style:style>
    <style:style style:name="P6" style:family="paragraph" style:parent-style-name="Standard">
      <style:paragraph-properties fo:text-align="center" style:justify-single-word="false"/>
      <style:text-properties officeooo:paragraph-rsid="0002b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mperaturas" table:style-name="Temperaturas">
        <table:table-column table:style-name="Temperaturas.A"/>
        <table:table-column table:style-name="Temperaturas.B"/>
        <table:table-row>
          <table:table-cell table:style-name="Temperaturas.A1" table:number-columns-spanned="2" office:value-type="string">
            <text:p text:style-name="P2">Temperatura</text:p>
          </table:table-cell>
          <table:covered-table-cell/>
        </table:table-row>
        <table:table-row>
          <table:table-cell table:style-name="Temperaturas.A2" office:value-type="string">
            <text:p text:style-name="P4">Inclinado</text:p>
          </table:table-cell>
          <table:table-cell table:style-name="Temperaturas.B2" office:value-type="string">
            <text:p text:style-name="P4">Plano</text:p>
          </table:table-cell>
        </table:table-row>
        <table:table-row>
          <table:table-cell table:style-name="Temperaturas.A2" office:value-type="string">
            <text:p text:style-name="P4">75.419</text:p>
          </table:table-cell>
          <table:table-cell table:style-name="Temperaturas.B2" office:value-type="string">
            <text:p text:style-name="P4">75.439</text:p>
          </table:table-cell>
        </table:table-row>
        <table:table-row>
          <table:table-cell table:style-name="Temperaturas.A2" office:value-type="string">
            <text:p text:style-name="P4">74.566</text:p>
          </table:table-cell>
          <table:table-cell table:style-name="Temperaturas.B2" office:value-type="string">
            <text:p text:style-name="P4">75.414</text:p>
          </table:table-cell>
        </table:table-row>
        <table:table-row>
          <table:table-cell table:style-name="Temperaturas.A2" office:value-type="string">
            <text:p text:style-name="P4">73.773</text:p>
          </table:table-cell>
          <table:table-cell table:style-name="Temperaturas.B2" office:value-type="string">
            <text:p text:style-name="P4">73.687</text:p>
          </table:table-cell>
        </table:table-row>
        <table:table-row>
          <table:table-cell table:style-name="Temperaturas.A2" office:value-type="string">
            <text:p text:style-name="P4">72.773</text:p>
          </table:table-cell>
          <table:table-cell table:style-name="Temperaturas.B2" office:value-type="string">
            <text:p text:style-name="P4">74.348</text:p>
          </table:table-cell>
        </table:table-row>
      </table:table>
      <text:p text:style-name="Standard"/>
      <text:p text:style-name="Standard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Frecuencia</text:p>
          </table:table-cell>
          <table:covered-table-cell/>
        </table:table-row>
        <table:table-row>
          <table:table-cell table:style-name="Tabla1.A2" office:value-type="string">
            <text:p text:style-name="P5">Inclinado</text:p>
          </table:table-cell>
          <table:table-cell table:style-name="Tabla1.B2" office:value-type="string">
            <text:p text:style-name="P5">Plano</text:p>
          </table:table-cell>
        </table:table-row>
        <table:table-row>
          <table:table-cell table:style-name="Tabla1.A2" office:value-type="string">
            <text:p text:style-name="P5">2.339</text:p>
          </table:table-cell>
          <table:table-cell table:style-name="Tabla1.B2" office:value-type="string">
            <text:p text:style-name="P5">2.341</text:p>
          </table:table-cell>
        </table:table-row>
        <table:table-row>
          <table:table-cell table:style-name="Tabla1.A2" office:value-type="string">
            <text:p text:style-name="P5">2.343</text:p>
          </table:table-cell>
          <table:table-cell table:style-name="Tabla1.B2" office:value-type="string">
            <text:p text:style-name="P5">2.340</text:p>
          </table:table-cell>
        </table:table-row>
        <table:table-row>
          <table:table-cell table:style-name="Tabla1.A2" office:value-type="string">
            <text:p text:style-name="P5">2.354</text:p>
          </table:table-cell>
          <table:table-cell table:style-name="Tabla1.B2" office:value-type="string">
            <text:p text:style-name="P5">2.348</text:p>
          </table:table-cell>
        </table:table-row>
        <table:table-row>
          <table:table-cell table:style-name="Tabla1.A2" office:value-type="string">
            <text:p text:style-name="P5">2.359</text:p>
          </table:table-cell>
          <table:table-cell table:style-name="Tabla1.B2" office:value-type="string">
            <text:p text:style-name="P5">2.34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Vidal</meta:initial-creator>
    <meta:creation-date>2018-02-07T03:42:31.574807049</meta:creation-date>
    <dc:date>2018-02-11T04:02:58.118193600</dc:date>
    <meta:editing-duration>PT11M27S</meta:editing-duration>
    <meta:editing-cycles>3</meta:editing-cycles>
    <meta:generator>LibreOffice/5.4.2.2$Linux_X86_64 LibreOffice_project/40m0$Build-2</meta:generator>
    <meta:document-statistic meta:table-count="2" meta:image-count="0" meta:object-count="0" meta:page-count="1" meta:paragraph-count="22" meta:word-count="22" meta:character-count="137" meta:non-whitespace-character-count="137"/>
  </office:meta>
</office:document-meta>
</file>